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, Courier, monospace"/>
    <style:font-face style:name="Helvetica Neue" svg:font-family="'Helvetica Neue', Arial, Helvetica, 'Nimbus Sans L', sans-serif"/>
    <style:font-face style:name="OpenSymbol" svg:font-family="OpenSymbol"/>
    <style:font-face style:name="Tahoma" svg:font-family="Tahoma, Verdana, Arial, sans-serif"/>
    <style:font-face style:name="Verdana" svg:font-family="Verdana"/>
    <style:font-face style:name="inherit" svg:font-family="inherit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22222" style:text-line-through-style="none" style:font-name="Courier 10 Pitch" fo:font-size="11.25pt" fo:letter-spacing="normal" fo:font-style="normal" style:text-underline-style="none" fo:font-weight="normal" style:text-blinking="false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22222" style:text-line-through-style="none" style:font-name="Courier 10 Pitch" fo:font-size="11.25pt" fo:letter-spacing="normal" fo:font-style="normal" style:text-underline-style="none" fo:font-weight="normal" style:text-blinking="false"/>
    </style:style>
    <style:style style:name="P3" style:family="paragraph" style:parent-style-name="Preformatted_20_Text">
      <style:paragraph-properties fo:margin-top="0cm" fo:margin-bottom="0.635cm" style:line-height-at-least="0.556cm" fo:text-align="justify" style:justify-single-word="false" fo:orphans="2" fo:widows="2" fo:background-color="#f7f7f7" fo:padding="0cm" fo:border="none">
        <style:background-image/>
      </style:paragraph-properties>
      <style:text-properties fo:font-variant="normal" fo:text-transform="none" fo:color="#222222" style:text-line-through-style="none" style:font-name="Courier 10 Pitch" fo:font-size="11.25pt" fo:letter-spacing="normal" fo:font-style="normal" style:text-underline-style="none" fo:font-weight="normal" style:text-blinking="false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variant="normal" fo:text-transform="none" fo:color="#333333" style:font-name="Verdana" fo:font-size="10.5pt" fo:letter-spacing="normal" fo:font-style="normal" fo:font-weight="normal"/>
    </style:style>
    <style:style style:name="P9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Verdana1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1cm" fo:text-indent="0cm" style:auto-text-indent="false"/>
    </style:style>
    <style:style style:name="P13" style:family="paragraph" style:parent-style-name="Quotations">
      <style:paragraph-properties fo:margin-left="0cm" fo:margin-right="1cm" fo:text-indent="0cm" style:auto-text-indent="false"/>
    </style:style>
    <style:style style:name="P14" style:family="paragraph" style:parent-style-name="Quotations">
      <style:paragraph-properties fo:margin-left="0cm" fo:margin-right="1cm" fo:text-indent="0cm" style:auto-text-indent="false"/>
      <style:text-properties fo:font-variant="normal" fo:text-transform="none" fo:color="#333333" style:font-name="Verdana" fo:font-size="10.5pt" fo:letter-spacing="normal" fo:font-style="normal" fo:font-weight="normal"/>
    </style:style>
    <style:style style:name="P15" style:family="paragraph" style:parent-style-name="Quotations">
      <style:paragraph-properties fo:margin-left="0cm" fo:margin-right="1cm" fo:text-indent="0cm" style:auto-text-indent="false"/>
      <style:text-properties fo:font-variant="normal" fo:text-transform="none" fo:color="#333333" style:font-name="Verdana" fo:font-size="10.5pt" fo:letter-spacing="normal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333333" style:font-name="Tahoma" fo:font-size="9pt" fo:letter-spacing="normal" fo:font-style="italic" fo:font-weight="normal"/>
    </style:style>
    <style:style style:name="T3" style:family="text">
      <style:text-properties fo:font-variant="normal" fo:text-transform="none" fo:color="#333333" style:font-name="Tahoma" fo:font-size="9pt" fo:letter-spacing="normal" fo:font-style="normal" fo:font-weight="normal" style:font-style-asian="normal" style:font-style-complex="normal"/>
    </style:style>
    <style:style style:name="T4" style:family="text">
      <style:text-properties fo:font-variant="normal" fo:text-transform="none" fo:color="#333333" style:font-name="Verdana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inherit" fo:font-size="9pt" fo:letter-spacing="normal" fo:font-style="italic" fo:font-weight="normal"/>
    </style:style>
    <style:style style:name="T6" style:family="text">
      <style:text-properties fo:font-variant="normal" fo:text-transform="none" fo:color="#333333" style:font-name="inherit" fo:font-size="9pt" fo:letter-spacing="normal" fo:font-style="italic" fo:font-weight="bold" style:font-weight-asian="bold" style:font-weight-complex="bold"/>
    </style:style>
    <style:style style:name="T7" style:family="text">
      <style:text-properties fo:font-variant="normal" fo:text-transform="none" fo:color="#333333" style:text-line-through-style="none" style:font-name="Times New Roman" fo:font-size="12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333333" style:text-line-through-style="none" style:font-name="Times New Roman" fo:font-size="12pt" fo:letter-spacing="normal" fo:font-style="normal" style:text-underline-style="none" fo:font-weight="bold" style:text-blinking="false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333333" style:text-line-through-style="none" style:font-name="Times New Roman" fo:font-size="12pt" fo:letter-spacing="normal" fo:font-style="normal" style:text-underline-style="none" fo:font-weight="bold" style:text-blinking="false" style:font-weight-asian="bold" style:font-weight-complex="bold"/>
    </style:style>
    <style:style style:name="T10" style:family="text">
      <style:text-properties fo:color="#333333"/>
    </style:style>
    <style:style style:name="T11" style:family="text">
      <style:text-properties fo:letter-spacing="normal"/>
    </style:style>
    <style:style style:name="T12" style:family="text">
      <style:text-properties fo:font-weight="normal"/>
    </style:style>
    <style:style style:name="T13" style:family="text">
      <style:text-properties style:font-name="Verdana"/>
    </style:style>
    <style:style style:name="T14" style:family="text">
      <style:text-properties fo:font-size="10.5pt"/>
    </style:style>
    <style:style style:name="T15" style:family="text">
      <style:text-properties fo:font-style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PLOYMENT DOCUMENT</text:p>
      <text:p text:style-name="Standard"/>
      <text:p text:style-name="P7">ARC – ARTICA</text:p>
      <text:p text:style-name="Standard"/>
      <text:p text:style-name="Standard">You need install for the deployment:</text:p>
      <text:p text:style-name="Standard"/>
      <text:p text:style-name="Standard">(This deployment process is for linux debian-based operative systems)</text:p>
      <text:p text:style-name="Standard"/>
      <text:list xml:id="list308513300" text:style-name="L1">
        <text:list-item>
          <text:p text:style-name="P4">Apache Tomcat (if it's not installed in the machine)</text:p>
        </text:list-item>
        <text:list-item>
          <text:p text:style-name="P4">Mysql (if it's not installed in the machine)</text:p>
        </text:list-item>
      </text:list>
      <text:p text:style-name="P8"/>
      <text:p text:style-name="P14"/>
      <text:p text:style-name="P15">MYSQL</text:p>
      <text:p text:style-name="P13"><text:span text:style-name="T4">Install:</text:span><text:span text:style-name="Emphasis"><text:span text:style-name="T2"> </text:span></text:span><text:span text:style-name="Emphasis"><text:span text:style-name="T2">$sudo apt-get install mysql-server mysql-client</text:span></text:span><text:span text:style-name="Emphasis"><text:span text:style-name="T3"> </text:span></text:span></text:p>
      <text:p text:style-name="P12"><text:span text:style-name="Emphasis"><text:span text:style-name="T4">We create a 'root' manager user with 'password' password: </text:span></text:span></text:p>
      <text:p text:style-name="P12"><text:span text:style-name="Emphasis"><text:span text:style-name="T5">$sudo /usr/bin/mysqladmin -u </text:span></text:span><text:span text:style-name="Emphasis"><text:span text:style-name="T6">root</text:span></text:span><text:span text:style-name="Emphasis"><text:span text:style-name="T5"> </text:span></text:span><text:span text:style-name="Emphasis"><text:span text:style-name="T6">password</text:span></text:span><text:span text:style-name="Emphasis"><text:span text:style-name="T5"> manager</text:span></text:span></text:p>
      <text:p text:style-name="P12"><text:span text:style-name="Emphasis"><text:span text:style-name="T4"/></text:span></text:p>
      <text:p text:style-name="P12"><text:span text:style-name="Emphasis"><text:span text:style-name="T4">We access to the client just like that:</text:span></text:span></text:p>
      <text:p text:style-name="P12"><text:span text:style-name="Emphasis"><text:span text:style-name="T5">$mysql -u root -p</text:span></text:span></text:p>
      <text:p text:style-name="Text_20_body"/>
      <text:p text:style-name="Text_20_body">The next command we need is the database creation:</text:p>
      <text:p text:style-name="Text_20_body"><text:span text:style-name="Emphasis"><text:span text:style-name="T5">$mysql&gt; create database BaseDeDatos</text:span></text:span></text:p>
      <text:p text:style-name="Text_20_body"><text:span text:style-name="Emphasis"><text:span text:style-name="T5"/></text:span></text:p>
      <text:p text:style-name="Text_20_body"><text:span text:style-name="Emphasis"><text:span text:style-name="T5">Now, we have to stand to the corresponding path where myDb.sql is located and we write the next command. </text:span></text:span></text:p>
      <text:p text:style-name="Text_20_body"><text:span text:style-name="Emphasis"><text:span text:style-name="T5">MyDb.sql contains example data, you can remove it if you don't need it. </text:span></text:span><text:line-break/><text:span text:style-name="Emphasis"><text:span text:style-name="T5">$mysql -u root -p </text:span></text:span><text:span text:style-name="Emphasis"><text:span text:style-name="T6">BaseDeDatos </text:span></text:span><text:span text:style-name="Emphasis"><text:span text:style-name="T5">&lt; </text:span></text:span><text:span text:style-name="Emphasis"><text:span text:style-name="T6">myDb.sql</text:span></text:span></text:p>
      <text:p text:style-name="Text_20_body"/>
      <text:p text:style-name="P10">APACHE TOMCAT</text:p>
      <text:p text:style-name="P9"/>
      <text:p text:style-name="Text_20_body"><text:span text:style-name="T16">First at all we have to download it from the apache web </text:span><text:a xlink:type="simple" xlink:href="http://tomcat.apache.org/">http://tomcat.apache.org/</text:a></text:p>
      <text:p text:style-name="Text_20_body"><text:span text:style-name="T16">Once we have the tar.gz archive, we decompress it in a directory:</text:span></text:p>
      <text:p text:style-name="Text_20_body"><text:span text:style-name="T16"/></text:p>
      <text:p text:style-name="Text_20_body"><text:span text:style-name="T17">Configure the Environment variables.</text:span><text:span text:style-name="T16"> (If it's not configured in the server machine)</text:span></text:p>
      <text:p text:style-name="Text_20_body"><text:span text:style-name="T16"/></text:p>
      <text:p text:style-name="Text_20_body"><text:span text:style-name="T16">We need to know where </text:span><text:span text:style-name="T8">sun-java6-jdk </text:span><text:span text:style-name="T9">sun-java6-jre</text:span><text:span text:style-name="T7"> are installed or install it if their's not installed</text:span></text:p>
      <text:p text:style-name="P11"><text:span text:style-name="T16">Then, we edited the catalina.sh, this file is located in 'apache-6-X-X-X/bin'</text:span></text:p>
      <text:p text:style-name="P2"><text:span text:style-name="T19">$ sudo gedit /usr/share/tomcat7/bin/catalina.sh</text:span></text:p>
      <text:p text:style-name="P11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oft-page-break/><text:span text:style-name="T16"/></text:p>
      <text:p text:style-name="P2"><text:span text:style-name="T19">#!/bin/sh</text:span></text:p>
      <text:p text:style-name="P3">JAVA_HOME="/path/jdk"</text:p>
      <text:p text:style-name="P3">JRE_HOME="/path/jre"</text:p>
      <text:p text:style-name="P11"><text:span text:style-name="T16"/></text:p>
      <text:p text:style-name="Text_20_body"><text:span text:style-name="T16">Finally, we <text:s/>move the webapp (nowasays arc-server-v3) to the webapps directory in tomcat and start the server:</text:span></text:p>
      <text:p text:style-name="Text_20_body"><text:span text:style-name="T16">tomcat-X-X-directory/bin/startup.sh</text:span></text:p>
      <text:p text:style-name="Text_20_body"><text:span text:style-name="T16">tomcat-X-X-directory/bin/shutdown.sh <text:s/>*</text:span></text:p>
      <text:p text:style-name="Text_20_body"><text:span text:style-name="T16">*for stop it.</text:span></text:p>
      <text:p text:style-name="P1"><text:span text:style-name="T19"/></text:p>
      <text:p text:style-name="P1"><text:span text:style-name="T19"/></text:p>
      <text:p text:style-name="Text_20_body"><text:line-break/></text:p>
      <text:p text:style-name="Text_20_body"/>
      <text:p text:style-name="Text_20_body"><text:line-break/></text:p>
      <text:p text:style-name="Text_20_body"><text:line-break/></text:p>
      <text:p text:style-name="P13"><text:span text:style-name="Emphasis"><text:span text:style-name="T2"/></text:span></text:p>
      <text:p text:style-name="Text_20_body"><text:line-break/></text:p>
      <text:p text:style-name="Standard"/>
      <text:p text:style-name="Standard"/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, Courier, monospace"/>
    <style:font-face style:name="Helvetica Neue" svg:font-family="'Helvetica Neue', Arial, Helvetica, 'Nimbus Sans L', sans-serif"/>
    <style:font-face style:name="OpenSymbol" svg:font-family="OpenSymbol"/>
    <style:font-face style:name="Tahoma" svg:font-family="Tahoma, Verdana, Arial, sans-serif"/>
    <style:font-face style:name="Verdana" svg:font-family="Verdana"/>
    <style:font-face style:name="inherit" svg:font-family="inherit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vier Sanchez</meta:initial-creator>
    <meta:creation-date>2013-01-31T09:08:31</meta:creation-date>
    <dc:date>2013-01-31T10:08:32</dc:date>
    <dc:creator>Javier Sanchez</dc:creator>
    <meta:editing-duration>PT00H14M00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34" meta:word-count="221" meta:character-count="1482"/>
  </office:meta>
</office:document-meta>
</file>